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) </text:p>
      <text:p text:style-name="Standard">TPC</text:p>
      <text:p text:style-name="Standard">SSDP</text:p>
      <text:p text:style-name="Standard">Browser</text:p>
      <text:p text:style-name="Standard">NBNS</text:p>
      <text:p text:style-name="Standard">IGMP</text:p>
      <text:p text:style-name="Standard">HTTP</text:p>
      <text:p text:style-name="Standard">DNS</text:p>
      <text:p text:style-name="Standard">SSL</text:p>
      <text:p text:style-name="Standard">TLSv1</text:p>
      <text:p text:style-name="Standard">HTTP/XML</text:p>
      <text:p text:style-name="Standard">ARP</text:p>
      <text:p text:style-name="Standard"/>
      <text:p text:style-name="Standard">2.) 119.436 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1T00:55:33.50</meta:creation-date>
    <meta:document-statistic meta:table-count="0" meta:image-count="0" meta:object-count="0" meta:page-count="1" meta:paragraph-count="13" meta:word-count="15" meta:character-count="66"/>
    <dc:date>2009-09-21T03:16:37.79</dc:date>
    <meta:editing-duration>PT02H05M53S</meta:editing-duration>
    <meta:editing-cycles>1</meta:editing-cycles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